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000000024CBBBB6EE.png"/>
  <manifest:file-entry manifest:media-type="image/png" manifest:full-path="Pictures/100002010000025B0000001CDEF195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Heading_20_3">
      <style:paragraph-properties fo:text-align="justify" style:justify-single-word="false"/>
    </style:style>
    <style:style style:name="P4" style:family="paragraph" style:parent-style-name="Preformatted_20_Text">
      <style:text-properties style:font-name="FreeMono"/>
    </style:style>
    <style:style style:name="P5" style:family="paragraph" style:parent-style-name="Preformatted_20_Text">
      <style:text-properties style:font-name="FreeMono" fo:font-weight="bold" style:font-weight-asian="bold" style:font-weight-complex="bold"/>
    </style:style>
    <style:style style:name="P6" style:family="paragraph" style:parent-style-name="Preformatted_20_Text">
      <style:paragraph-properties loext:contextual-spacing="false" fo:margin-top="0cm" fo:margin-bottom="0.499cm"/>
    </style:style>
    <style:style style:name="P7" style:family="paragraph" style:parent-style-name="Preformatted_20_Text">
      <style:paragraph-properties loext:contextual-spacing="false" fo:margin-top="0cm" fo:margin-bottom="0.499cm"/>
      <style:text-properties style:font-name="FreeMono"/>
    </style:style>
    <style:style style:name="P8" style:family="paragraph" style:parent-style-name="Standard">
      <style:paragraph-properties fo:text-align="justify" style:justify-single-word="false"/>
    </style:style>
    <style:style style:name="P9" style:family="paragraph" style:parent-style-name="Heading_20_2">
      <style:text-properties fo:color="#800000"/>
    </style:style>
    <style:style style:name="P10" style:family="paragraph" style:parent-style-name="Text_20_body">
      <style:paragraph-properties fo:text-align="center" style:justify-single-word="false"/>
      <style:text-properties fo:color="#800000" fo:font-size="16pt" fo:font-weight="bold" style:font-size-asian="16pt" style:font-weight-asian="bold" style:font-size-complex="16pt" style:font-weight-complex="bold"/>
    </style:style>
    <style:style style:name="P11" style:family="paragraph" style:parent-style-name="Text_20_body">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FreeMono"/>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Clase Toast (notificaciones sencillas)</text:p>
      <text:p text:style-name="Text_20_body"/>
      <text:p text:style-name="P2">Android permite mostrar una ventana emergente temporal que informa al usuario mediante un mensaje que aparece en la pantalla por un lapso pequeño de tiempo (luego de pasado un tiempo la ventana desaparece).</text:p>
      <text:p text:style-name="P2"/>
      <text:p text:style-name="P2">Esta ventana que se superpone a la interfaz que se está mostrando en ese momento se administra mediante una clase llamada <text:span text:style-name="T3">Toast</text:span>.</text:p>
      <text:h text:style-name="P3" text:outline-level="3">Problema:</text:h>
      <text:p text:style-name="P2">Generar un número aleatorio entre 0 y 100000. </text:p>
      <text:p text:style-name="P2">Mostrar mediante una ventana emergente dicho número por un lapso de tiempo. </text:p>
      <text:p text:style-name="P2">Luego mediante un control <text:span text:style-name="T3">EditText</text:span> ("Number") pedir al operador que ingrese el número que vio en la pantalla. </text:p>
      <text:p text:style-name="P2">Cuando se presione un botón controlar el número generado aleatoriamente con el que ingresó el usuario y mediante otro <text:span text:style-name="T3">Toast</text:span> informar si acertó o no.</text:p>
      <text:p text:style-name="P2">Lo primero que hacemos es crear la interfaz siguiente:</text:p>
      <text:p text:style-name="Text_20_body"><text:soft-page-break/><draw:frame draw:style-name="fr1" draw:name="gráficos1" text:anchor-type="as-char" svg:width="16.536cm" svg:height="19.42cm" draw:z-index="0"><draw:image xlink:href="http://www.javaya.com.ar/androidya/androidstudioya/imagentema/foto035b.jpg" xlink:type="simple" xlink:show="embed" xlink:actuate="onLoad"/><svg:title>Clase Toast</svg:title></draw:frame></text:p>
      <text:p text:style-name="P2">Es decir que disponemos un <text:span text:style-name="T3">TextView</text:span> ("<text:span text:style-name="T3">Medium Text</text:span>"), <text:span text:style-name="T3">EditText</text:span> ("<text:span text:style-name="T3">Number</text:span>") y un <text:span text:style-name="T3">Button</text:span>. </text:p>
      <text:p text:style-name="P2"/>
      <text:p text:style-name="P2"/>
      <text:p text:style-name="P2">Luego seleccionamos el botón de la interfaz visual e inicializamos la propiedad <text:span text:style-name="T3">onClick</text:span> con el nombre del método que se ejecutará al ser presionado, dicho nombre va a ser: "<text:span text:style-name="T3">controlar</text:span>" (recordemos que los nombre de métodos en Java por convención empiezan en minúsculas)</text:p>
      <text:h text:style-name="Heading_20_4" text:outline-level="4"><text:soft-page-break/>Código fuente:</text:h>
      <text:p text:style-name="P4">package es.cepal.valentina.siete_toast;</text:p>
      <text:p text:style-name="P4"/>
      <text:p text:style-name="P4">import android.support.v7.app.ActionBarActivity;</text:p>
      <text:p text:style-name="P4">import android.os.Bundle;</text:p>
      <text:p text:style-name="P5">import android.view.Menu;</text:p>
      <text:p text:style-name="P5">import android.view.MenuItem;</text:p>
      <text:p text:style-name="P5">import android.view.View;</text:p>
      <text:p text:style-name="P5">import android.widget.EditText;</text:p>
      <text:p text:style-name="P5">import android.widget.Toast;</text:p>
      <text:p text:style-name="P4"/>
      <text:p text:style-name="P4"/>
      <text:p text:style-name="P4">public class MainActivity extends ActionBarActivity {</text:p>
      <text:p text:style-name="P4"/>
      <text:p text:style-name="P4"><text:s text:c="4"/><text:span text:style-name="T1">private EditText et1;</text:span></text:p>
      <text:p text:style-name="P5"><text:s text:c="4"/>private int num;</text:p>
      <text:p text:style-name="P5"/>
      <text:p text:style-name="P4"><text:s text:c="4"/>@Override</text:p>
      <text:p text:style-name="P4"><text:s text:c="4"/>protected void onCreate(Bundle savedInstanceState) {</text:p>
      <text:p text:style-name="P4"><text:s text:c="8"/>super.onCreate(savedInstanceState);</text:p>
      <text:p text:style-name="P4"><text:s text:c="8"/>setContentView(R.layout.activity_main);</text:p>
      <text:p text:style-name="P4"/>
      <text:p text:style-name="P4"><text:s text:c="8"/><text:span text:style-name="T1">et1=(EditText)findViewById(R.id.editText);</text:span></text:p>
      <text:p text:style-name="P5"><text:s text:c="8"/>num=(int)(Math.random()*100001);</text:p>
      <text:p text:style-name="P5"><text:s text:c="8"/>String cadena=String.valueOf(num);</text:p>
      <text:p text:style-name="P5"><text:s text:c="8"/>Toast notificacion=Toast.makeText(this,cadena,Toast.LENGTH_LONG);</text:p>
      <text:p text:style-name="P5"><text:s text:c="8"/>notificacion.show();</text:p>
      <text:p text:style-name="P4"><text:s text:c="4"/>}</text:p>
      <text:p text:style-name="P4"/>
      <text:p text:style-name="P4"/>
      <text:p text:style-name="P4"><text:s text:c="4"/>@Override</text:p>
      <text:p text:style-name="P4"><text:s text:c="4"/>public boolean onCreateOptionsMenu(Menu menu) {</text:p>
      <text:p text:style-name="P4"><text:s text:c="8"/>// Inflate the menu; this adds items to the action bar if it is present.</text:p>
      <text:p text:style-name="P4"><text:s text:c="8"/>getMenuInflater().inflate(R.menu.menu_main, menu);</text:p>
      <text:p text:style-name="P4"><text:s text:c="8"/>return true;</text:p>
      <text:p text:style-name="P4"><text:s text:c="4"/>}</text:p>
      <text:p text:style-name="P4"/>
      <text:p text:style-name="P4"><text:s text:c="4"/>@Override</text:p>
      <text:p text:style-name="P4"><text:s text:c="4"/>public boolean onOptionsItemSelected(MenuItem item) {</text:p>
      <text:p text:style-name="P4"><text:s text:c="8"/>// Handle action bar item clicks here. The action bar will</text:p>
      <text:p text:style-name="P4"><text:s text:c="8"/>// automatically handle clicks on the Home/Up button, so long</text:p>
      <text:p text:style-name="P4"><text:s text:c="8"/>// as you specify a parent activity in AndroidManifest.xml.</text:p>
      <text:p text:style-name="P4"><text:s text:c="8"/>int id = item.getItemId();</text:p>
      <text:p text:style-name="P4"/>
      <text:p text:style-name="P4"><text:s text:c="8"/>//noinspection SimplifiableIfStatement</text:p>
      <text:p text:style-name="P4"><text:s text:c="8"/>if (id == R.id.action_settings) {</text:p>
      <text:p text:style-name="P4"><text:s text:c="12"/>return true;</text:p>
      <text:p text:style-name="P4"><text:s text:c="8"/>}</text:p>
      <text:p text:style-name="P4"/>
      <text:p text:style-name="P4"><text:s text:c="8"/>return super.onOptionsItemSelected(item);</text:p>
      <text:p text:style-name="P4"><text:s text:c="4"/>}</text:p>
      <text:p text:style-name="P4"/>
      <text:p text:style-name="P4"><text:s text:c="3"/><text:span text:style-name="T1"><text:s/>public void controlar(View v) {</text:span></text:p>
      <text:p text:style-name="P5"><text:tab/> <text:s/>Toast notificacion;</text:p>
      <text:p text:style-name="P5"><text:s text:c="8"/>String valorIngresado=et1.getText().toString();</text:p>
      <text:p text:style-name="P5"><text:s text:c="8"/>int valor=Integer.parseInt(valorIngresado);</text:p>
      <text:p text:style-name="P5"><text:s text:c="8"/>if (valor==num) {</text:p>
      <text:p text:style-name="P5"><text:s text:c="12"/>notificacion=Toast.makeText(this,"Muy bien recordaste el número mostrado.",Toast.LENGTH_LONG);</text:p>
      <text:p text:style-name="P5"><text:s text:c="12"/>notificacion.show();</text:p>
      <text:p text:style-name="P5"><text:soft-page-break/><text:s text:c="8"/>}</text:p>
      <text:p text:style-name="P5"><text:s text:c="8"/>else {</text:p>
      <text:p text:style-name="P5"><text:s text:c="12"/>notificacion=Toast.makeText(this,"Lo siento pero no es el número que mostré.",Toast.LENGTH_LONG);</text:p>
      <text:p text:style-name="P5"><text:s text:c="12"/>notificacion.show();</text:p>
      <text:p text:style-name="P5"><text:s text:c="8"/>}</text:p>
      <text:p text:style-name="P5"><text:s text:c="4"/>}</text:p>
      <text:p text:style-name="P4">}</text:p>
      <text:p text:style-name="P7"/>
      <text:p text:style-name="P2">Analicemos el código fuente de la aplicación, lo primero es definir un objeto de la clase EditText y una variable entera donde almacenaremos el valor aleatorio que generamos y mostramos en un principio:</text:p>
      <text:p text:style-name="Preformatted_20_Text"><text:s text:c="4"/><text:span text:style-name="T4">private EditText et1;</text:span></text:p>
      <text:p text:style-name="P7"><text:s text:c="4"/>private int num;</text:p>
      <text:p text:style-name="P2">En el método onCreate que es el primero que se ejecuta al inicializar la aplicación es donde inicializamos la referencia del EditText:</text:p>
      <text:p text:style-name="P6"><text:s text:c="6"/><text:span text:style-name="T4"><text:s text:c="2"/>et1=(EditText)findViewById(R.id.editText);</text:span></text:p>
      <text:p text:style-name="P2">Generamos un valor aleatorio comprendido entre 0 y 100000 y lo almacenamos en la variable num:</text:p>
      <text:p text:style-name="P6"><text:s text:c="6"/><text:span text:style-name="T4"><text:s text:c="2"/>num=(int)(Math.random()*100001);</text:span></text:p>
      <text:p text:style-name="P2">Convertimos el valor entero a String ya que la clase Toast siempre hay que pasarte un String para mostrar:</text:p>
      <text:p text:style-name="P6"><text:s text:c="6"/><text:span text:style-name="T4"><text:s text:c="2"/>String cadena=String.valueOf(num);</text:span></text:p>
      <text:p text:style-name="P2">Veamos ahora lo nuevo que es la clase Toast, tenemos que crear un objeto de la clase Toast, para ello definimos una variable que la llamamos notificacion y mediante el método estático makeText de la clase Toast creamos el objeto.</text:p>
      <text:p text:style-name="P2">El método makeText tiene tres parámetros: el primero hace referencia a la ventana o Activity donde aparece (this), el segundo el la variable de tipo String que se mostrará en pantalla y por último es una constante que indica que la notificación se mostrará por un tiempo largo o corto:</text:p>
      <text:p text:style-name="P6"><text:s text:c="7"/><text:span text:style-name="T4"><text:s/>Toast notificacion=Toast.makeText(this,cadena,Toast.LENGTH_LONG);</text:span></text:p>
      <text:p text:style-name="Text_20_body">Finalmente cuando queremos que se muestre la notificación en pantalla procedemos a llamar al método show de la clase Toast:</text:p>
      <text:p text:style-name="P6"><text:s text:c="7"/><text:span text:style-name="T4"><text:s/>notificacion.show();</text:span></text:p>
      <text:p text:style-name="Text_20_body">Esto hace que inmediatamente arranquemos la aplicación se mostrará la notificación con el número que deberá memorizar el usuario:</text:p>
      <text:p text:style-name="Text_20_body"><text:soft-page-break/><draw:frame draw:style-name="fr1" draw:name="gráficos2" text:anchor-type="as-char" svg:width="13.864cm" svg:height="26.141cm" draw:z-index="1"><draw:image xlink:href="http://www.javaya.com.ar/androidya/androidstudioya/imagentema/foto035c.jpg" xlink:type="simple" xlink:show="embed" xlink:actuate="onLoad"/><svg:title>Clase Toast</svg:title></draw:frame></text:p>
      <text:p text:style-name="P2"><text:soft-page-break/>Luego de unos segundo desaparece la notificación de pantalla (es decir en nuestro programa desaparece de pantalla el número aleatorio)</text:p>
      <text:p text:style-name="P2"/>
      <text:p text:style-name="P2">Cuando el operador termina de cargar el número y procede a ejecutar el botón "controlar" se procede a ejecutar el código que dispusimos en el método "controlar":</text:p>
      <text:p text:style-name="P2"/>
      <text:p text:style-name="Preformatted_20_Text"><text:s text:c="2"/><text:span text:style-name="T4"><text:s text:c="2"/>public void controlar(View v) {</text:span></text:p>
      <text:p text:style-name="P4"><text:s text:c="8"/>String valorIngresado=et1.getText().toString();</text:p>
      <text:p text:style-name="P4"><text:s text:c="8"/>int valor=Integer.parseInt(valorIngresado);</text:p>
      <text:p text:style-name="P4"><text:s text:c="8"/>if (valor==num) {</text:p>
      <text:p text:style-name="P4"><text:s text:c="12"/>Toast notificacion=Toast.makeText(this,"Muy bien recordaste el número mostrado.",Toast.LENGTH_LONG);</text:p>
      <text:p text:style-name="P4"><text:s text:c="12"/>notificacion.show();</text:p>
      <text:p text:style-name="P4"><text:s text:c="8"/>}</text:p>
      <text:p text:style-name="P4"><text:s text:c="8"/>else {</text:p>
      <text:p text:style-name="P4"><text:s text:c="12"/>Toast notificacion=Toast.makeText(this,"Lo siento pero no es el número que mostré.",Toast.LENGTH_LONG);</text:p>
      <text:p text:style-name="P4"><text:s text:c="12"/>notificacion.show();</text:p>
      <text:p text:style-name="P4"><text:s text:c="8"/>}</text:p>
      <text:p text:style-name="P7"><text:s text:c="4"/>}</text:p>
      <text:p text:style-name="Text_20_body">En este método extraemos del control EditText el número que ingreso el usuario:</text:p>
      <text:p text:style-name="P6"><text:s text:c="7"/><text:span text:style-name="T4"><text:s/>String valorIngresado=et1.getText().toString();</text:span></text:p>
      <text:p text:style-name="Text_20_body"/>
      <text:p text:style-name="Text_20_body">Lo convertimos a entero:</text:p>
      <text:p text:style-name="P6"><text:s text:c="7"/><text:span text:style-name="T4"><text:s/>int valor=Integer.parseInt(valorIngresado);</text:span></text:p>
      <text:p text:style-name="Text_20_body"/>
      <text:p text:style-name="Text_20_body">Y mediante un if verificamos si coincide con el número aleatorio ingresado por el operador, si coincide inmediatamente creamos una nueva notificación y procedemos a mostrar que acertó:</text:p>
      <text:p text:style-name="Preformatted_20_Text"><text:s text:c="6"/><text:span text:style-name="T4"><text:s text:c="2"/>if (valor==num) {</text:span></text:p>
      <text:p text:style-name="P4"><text:s text:c="12"/>Toast notificacion=Toast.makeText(this,"Muy bien recordaste el número mostrado.",Toast.LENGTH_LONG);</text:p>
      <text:p text:style-name="P4"><text:s text:c="12"/>notificacion.show();</text:p>
      <text:p text:style-name="P7"><text:s text:c="8"/>}</text:p>
      <text:p text:style-name="Text_20_body"/>
      <text:p text:style-name="Text_20_body">Por el falso mediante otra notificación mostramos que no ingresó correctamente el número:</text:p>
      <text:p text:style-name="Preformatted_20_Text"><text:s text:c="7"/><text:span text:style-name="T4"><text:s/>else {</text:span></text:p>
      <text:p text:style-name="P4"><text:s text:c="12"/>Toast notificacion=Toast.makeText(this,"Lo siento pero no es el número que mostré.",Toast.LENGTH_LONG);</text:p>
      <text:p text:style-name="P4"><text:s text:c="12"/>notificacion.show();</text:p>
      <text:p text:style-name="P7"><text:s text:c="8"/>}</text:p>
      <text:p text:style-name="Standard"/>
      <text:p text:style-name="Standard"/>
      <text:p text:style-name="Standard"/>
      <text:p text:style-name="Standard"/>
      <text:p text:style-name="Standard"/>
      <text:h text:style-name="P9" text:outline-level="2"><text:bookmark text:name="Math.random.28.29"/><text:soft-page-break/>Math.random() </text:h>
      <text:p text:style-name="P2">La llamada a <text:span text:style-name="T2">Math.random()</text:span> devuelve un número aleatorio entre 0.0 y 1.0, excluido este último valor, es decir, puede devolver 0.346442, 0.2344234, 0.98345,.... </text:p>
      <text:p text:style-name="P2">En muchas de nuestras aplicaciones no nos servirá este rango de valores. Por ejemplo, si queremos simular una tirada de dado, queremos números entre 1 y 6 sin decimales. Debemos echar unas cuentas para obtener lo deseado. </text:p>
      <text:p text:style-name="P2">En primer lugar, miramos cuántos valores queremos. En nuestro caso del dado son 6 valores, del 1 al 6 ambos incluido. Debemos entonces multiplicar <text:span text:style-name="T2">Math.random()</text:span> por 6. </text:p>
      <text:p text:style-name="P2">Si quisiéramos valores entre dos números cualquiera ambos incluídos, por ejemplo, 5 y 10, la cuenta sería (máximo-mínimo)+1, es decir, (10-5)+1 = 6, también multiplicaríamos por 6. </text:p>
      <text:p text:style-name="P2"/>
      <text:p text:style-name="P8"><draw:frame draw:style-name="fr2" draw:name="Imagen1" text:anchor-type="paragraph" svg:width="14.817cm" svg:height="0.953cm" draw:z-index="2"><draw:image xlink:href="Pictures/100002010000023000000024CBBBB6EE.png" xlink:type="simple" xlink:show="embed" xlink:actuate="onLoad"/></draw:frame></text:p>
      <text:p text:style-name="P8">Como nuestro primer valor es 1, le sumamos 1 al resultado. En el caso de que quisiéramos entre 5 y 10, habría que sumar 5, es decir, el valor mínimo. </text:p>
      <text:p text:style-name="P2"/>
      <text:p text:style-name="P2"><draw:frame draw:style-name="fr2" draw:name="Imagen2" text:anchor-type="paragraph" svg:width="15.954cm" svg:height="0.741cm" draw:z-index="3"><draw:image xlink:href="Pictures/100002010000025B0000001CDEF195A8.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imbus Mono L" style:font-name-complex="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rofesor </meta:initial-creator>
    <meta:creation-date>2015-04-24T13:30:29</meta:creation-date>
    <dc:date>2016-02-29T12:42:08.42</dc:date>
    <meta:editing-duration>PT30M17S</meta:editing-duration>
    <meta:editing-cycles>13</meta:editing-cycles>
    <meta:generator>OpenOffice/4.1.1$Win32 OpenOffice.org_project/411m6$Build-9775</meta:generator>
    <meta:document-statistic meta:table-count="0" meta:image-count="4" meta:object-count="0" meta:page-count="7" meta:paragraph-count="117" meta:word-count="899" meta:character-count="7237"/>
  </office:meta>
</office:document-meta>
</file>